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Preformatted_20_Text" style:master-page-name="">
      <loext:graphic-properties draw:fill="none"/>
      <style:paragraph-properties fo:margin-left="0.4cm" fo:margin-right="0cm" fo:margin-top="0cm" fo:margin-bottom="0cm" loext:contextual-spacing="false" fo:text-indent="0cm" style:auto-text-indent="false" style:page-number="auto" fo:background-color="transparent"/>
    </style:style>
    <style:style style:name="P2" style:family="paragraph" style:parent-style-name="Preformatted_20_Text">
      <loext:graphic-properties draw:fill="none"/>
      <style:paragraph-properties fo:margin-left="0.4cm" fo:margin-right="0cm" fo:margin-top="0cm" fo:margin-bottom="0cm" loext:contextual-spacing="false" fo:text-indent="0cm" style:auto-text-indent="false" fo:background-color="transparent"/>
    </style:style>
    <style:style style:name="T1" style:family="text">
      <style:text-properties officeooo:rsid="001b86c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ript started on 2019-03-10 17:23:36+0530</text:p>
      <text:p text:style-name="P2">praveen@praveen$cat Samle.c##[K##[K##[K##[Kple.c</text:p>
      <text:p text:style-name="P2">#include&lt;pthread.h&gt; </text:p>
      <text:p text:style-name="P2">#include&lt;stdio.h&gt;</text:p>
      <text:p text:style-name="P2">#include&lt;string.h&gt;</text:p>
      <text:p text:style-name="P2">#include&lt;stdlib.h&gt;</text:p>
      <text:p text:style-name="P2">int sum;</text:p>
      <text:p text:style-name="P2">void *runner(void *param);</text:p>
      <text:p text:style-name="P2">int main(int argc, char *argv[]) </text:p>
      <text:p text:style-name="P2">{ </text:p>
      <text:p text:style-name="P2"><text:s text:c="4"/>pthread_t tid;</text:p>
      <text:p text:style-name="P2"><text:s text:c="4"/>pthread_attr_t attr;</text:p>
      <text:p text:style-name="P2"><text:s text:c="4"/>if (argc != 2)</text:p>
      <text:p text:style-name="P2"><text:s text:c="4"/>{</text:p>
      <text:p text:style-name="P2"><text:s text:c="8"/>fprintf(stderr,"usage: a.out &lt;integer value&gt;\n");</text:p>
      <text:p text:style-name="P2"><text:s text:c="8"/>return -1;</text:p>
      <text:p text:style-name="P2"><text:s text:c="4"/>}</text:p>
      <text:p text:style-name="P2"><text:s text:c="4"/>if (atoi(argv[1]) &lt; 0)</text:p>
      <text:p text:style-name="P2"><text:s text:c="4"/>{</text:p>
      <text:p text:style-name="P2"><text:s text:c="8"/>fprintf(stderr,"%d must be &gt;= 0 \n",atoi(argv[1]));</text:p>
      <text:p text:style-name="P2"><text:s text:c="8"/>return -1;</text:p>
      <text:p text:style-name="P2"><text:s text:c="4"/>}</text:p>
      <text:p text:style-name="P2"><text:s text:c="4"/>pthread_attr_init(&amp;attr);</text:p>
      <text:p text:style-name="P2"><text:s text:c="4"/>pthread_create(&amp;tid,&amp;attr,runner,argv[1]);</text:p>
      <text:p text:style-name="P2"><text:s text:c="4"/>pthread_join(tid,NULL);</text:p>
      <text:p text:style-name="P2"><text:s text:c="4"/>printf("sum = %d\n",sum);</text:p>
      <text:p text:style-name="P2">} </text:p>
      <text:p text:style-name="P2">void *runner(void *param) </text:p>
      <text:p text:style-name="P2">{ </text:p>
      <text:p text:style-name="P2"><text:s text:c="4"/>int i, upper = atoi(param);</text:p>
      <text:p text:style-name="P2"><text:s text:c="4"/>sum = 0;</text:p>
      <text:p text:style-name="P2"><text:s text:c="4"/>for (i = 1; i &lt;= upper; i++)</text:p>
      <text:p text:style-name="P2"><text:s text:c="8"/>sum += i; </text:p>
      <text:p text:style-name="P2"><text:s text:c="4"/>pthread_exit(0); </text:p>
      <text:p text:style-name="P2">} </text:p>
      <text:p text:style-name="P2"></text:p>
      <text:p text:style-name="P2"/>
      <text:p text:style-name="P2">praveen@praveen$gcc Sample.c -lpt<text:span text:style-name="T1">hread</text:span></text:p>
      <text:p text:style-name="P2">praveen@praveen$./a.out 10</text:p>
      <text:p text:style-name="P2">sum = 55</text:p>
      <text:p text:style-name="P2">praveen@praveen$cat MinMaxAvg.c</text:p>
      <text:p text:style-name="P2">#include&lt;pthread.h&gt; </text:p>
      <text:p text:style-name="P2">#include&lt;stdio.h&gt;</text:p>
      <text:p text:style-name="P2">#include&lt;string.h&gt;</text:p>
      <text:p text:style-name="P2">#include&lt;stdlib.h&gt;</text:p>
      <text:p text:style-name="P2">int max, min, l;</text:p>
      <text:p text:style-name="P2">float avg;</text:p>
      <text:p text:style-name="P2">int list[10];</text:p>
      <text:p text:style-name="P2">void *Max(void *param);</text:p>
      <text:p text:style-name="P2">void *Min(void *param);</text:p>
      <text:p text:style-name="P2">void *Avg(void *param);</text:p>
      <text:p text:style-name="P2">int main(int argc, char *argv[]) </text:p>
      <text:p text:style-name="P2">{ </text:p>
      <text:p text:style-name="P2"><text:tab/>pthread_t tid1, tid2, tid3;</text:p>
      <text:p text:style-name="P2"><text:tab/>pthread_attr_t attr1, attr2, attr3;</text:p>
      <text:p text:style-name="P2"><text:tab/>if (argc &lt; 2) </text:p>
      <text:p text:style-name="P2"><text:tab/>{ </text:p>
      <text:p text:style-name="P2"><text:tab/><text:tab/>fprintf(stderr,"Usage: Enter list of integer values\n"); </text:p>
      <text:p text:style-name="P2"><text:tab/><text:tab/>return -1; </text:p>
      <text:p text:style-name="P2"><text:tab/>}</text:p>
      <text:p text:style-name="P2"><text:tab/>for(int i = 1; i &lt; argc; i++) list[i-1] = atoi(argv[i]);</text:p>
      <text:p text:style-name="P2"><text:tab/>l = argc - 1;</text:p>
      <text:p text:style-name="P2"><text:soft-page-break/><text:tab/>pthread_attr_init(&amp;attr1);</text:p>
      <text:p text:style-name="P2"><text:tab/>pthread_attr_init(&amp;attr2);</text:p>
      <text:p text:style-name="P2"><text:tab/>pthread_attr_init(&amp;attr3); </text:p>
      <text:p text:style-name="P2"><text:tab/>pthread_create(&amp;tid1,&amp;attr1,Max, list);</text:p>
      <text:p text:style-name="P2"><text:tab/>pthread_create(&amp;tid2,&amp;attr2,Min, list);</text:p>
      <text:p text:style-name="P2"><text:tab/>pthread_create(&amp;tid3,&amp;attr3,Avg, list);</text:p>
      <text:p text:style-name="P2"><text:tab/>pthread_join(tid1,NULL);</text:p>
      <text:p text:style-name="P2"><text:tab/>pthread_join(tid2,NULL);</text:p>
      <text:p text:style-name="P2"><text:tab/>pthread_join(tid3,NULL); </text:p>
      <text:p text:style-name="P2"><text:tab/>printf("Max, Min, Avg: %d, %d, %f\n",max,min,avg);</text:p>
      <text:p text:style-name="P2">} </text:p>
      <text:p text:style-name="P2">void *Max(void *param)</text:p>
      <text:p text:style-name="P2">{ </text:p>
      <text:p text:style-name="P2"><text:tab/>max = list[0];</text:p>
      <text:p text:style-name="P2"><text:tab/>for(int i = 1; i &lt; l; i++)</text:p>
      <text:p text:style-name="P2"><text:tab/>{</text:p>
      <text:p text:style-name="P2"><text:tab/><text:tab/>if(max &lt; list[i]) max = list[i];</text:p>
      <text:p text:style-name="P2"><text:tab/>}</text:p>
      <text:p text:style-name="P2"><text:tab/>pthread_exit(0);</text:p>
      <text:p text:style-name="P2">}</text:p>
      <text:p text:style-name="P2">void *Min(void *param)</text:p>
      <text:p text:style-name="P2">{ </text:p>
      <text:p text:style-name="P2"><text:tab/>min = list[0];</text:p>
      <text:p text:style-name="P2"><text:tab/>for(int i = 1; i &lt; l; i++)</text:p>
      <text:p text:style-name="P2"><text:tab/>{</text:p>
      <text:p text:style-name="P2"><text:tab/><text:tab/>if(min &gt; list[i]) min = list[i];</text:p>
      <text:p text:style-name="P2"><text:tab/>}</text:p>
      <text:p text:style-name="P2"><text:tab/>pthread_exit(0);</text:p>
      <text:p text:style-name="P2">} </text:p>
      <text:p text:style-name="P2">void *Avg(void *param)</text:p>
      <text:p text:style-name="P2">{</text:p>
      <text:p text:style-name="P2"><text:tab/>avg = 0;</text:p>
      <text:p text:style-name="P2"><text:tab/>for(int i = 0; i &lt; l; i++)</text:p>
      <text:p text:style-name="P2"><text:tab/>{</text:p>
      <text:p text:style-name="P2"><text:tab/><text:tab/>avg += list[i];</text:p>
      <text:p text:style-name="P2"><text:tab/>}</text:p>
      <text:p text:style-name="P2"><text:tab/>avg /= l;</text:p>
      <text:p text:style-name="P2"><text:tab/>pthread_exit(0); </text:p>
      <text:p text:style-name="P2">} </text:p>
      <text:p text:style-name="P2"></text:p>
      <text:p text:style-name="P2"/>
      <text:p text:style-name="P2">praveen@praveen$gcc MinMaxAvg.c -lpthread</text:p>
      <text:p text:style-name="P2">praveen@praveen$./a.out 23 45 11 234 111</text:p>
      <text:p text:style-name="P2">Max, Min, Avg: 234, 11, 84.800003</text:p>
      <text:p text:style-name="P2">praveen@praveen$exit</text:p>
      <text:p text:style-name="P2">exit</text:p>
      <text:p text:style-name="P2"/>
      <text:p text:style-name="P2">Script done on 2019-03-10 17:26:23+053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725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0T17:29:02.602987524</dc:date>
    <meta:editing-duration>PT2M27S</meta:editing-duration>
    <meta:editing-cycles>1</meta:editing-cycles>
    <meta:document-statistic meta:table-count="0" meta:image-count="0" meta:object-count="0" meta:page-count="2" meta:paragraph-count="107" meta:word-count="275" meta:character-count="2280" meta:non-whitespace-character-count="1835"/>
    <meta:generator>LibreOffice/6.0.7.3$Linux_X86_64 LibreOffice_project/00m0$Build-3</meta:generator>
  </office:meta>
</office:document-meta>
</file>